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2"/>
    <style:style style:name="P3" style:family="paragraph" style:parent-style-name="Heading_20_1"/>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h text:style-name="Heading_20_1" text:outline-level="1">Chapter 28 </text:h>
      <text:h text:style-name="Heading_20_2" text:outline-level="2"><text:bookmark-start text:name="OrgXref.org3a7b71f"/><text:bookmark text:name="org3a7b71f"/>Guilt<text:bookmark-end text:name="OrgXref.org3a7b71f"/></text:h>
      <text:p text:style-name="Text_20_body">Vicky and Beth our laying in bed. Vicky looks over and says, "I'm sorry I cheated on you" Beth confused asks, "What?" Vicky sighs and says, "I ran to Mike" Beth shakes her head and says, "It's nothing Vicky. I know your bisexual and going to want men. </text:p>
      <text:p text:style-name="Text_20_body">Vicky closes her eyes frustrated that Beth's understanding. She wants to be mad at and hear Beth screaming at her. But instead Beth's just OK with it. Vicky says, "Beth isn't there a tiny part of you that wants to grab one of my tits and twist until I scream?" Beth shrugs and says, "If your into punishment you'll have to find someone else" </text:p>
      <text:p text:style-name="Text_20_body">Vicky gets out of bed mad then as she's leaving turns and screams, "WHY ARE YOU SO UNDERSTADING?!" Beth shrugs and says, "Because I've learned to listen instead of judge people. I'm sure you went out and cheated on me because of a reason when your ready you'll say" Vicky smiles hearing "Cheated on me" then says, "There your mad I fucked Mike. Go on and yell at me" Beth sits up and says, "Why did you?" Vicky smiles feeling better that she is finally and walks to her. Beth again says, "Vicky it's perfectly natural to want more than one partner. Before civilization a female would have up to twenty partners. Especially foxes. Hell they use to have death matches. Just to have top spot for mating" </text:p>
      <text:p text:style-name="Text_20_body">Vicky looks and asks, "Do what?" Beth shrugs and points to the TV and says, "I saw it on national geographic" Vicky shakes her head and says, "Beth please yell at me or something. I'll give you a free punch if you'd like" </text:p>
      <text:p text:style-name="Text_20_body">Beth says, "Vicky, really I'm not mad. We both agreed on a open relationship. I could screw people on stage, and you can have fun with your siblings" Vicky feels a surge of jealousy remembering she did the sex shows with Angie. Beth continues, "If your wanting to have exclusive relationship. Then just ask" Vicky smiles and says, "I want to say yes but can I have some time to think?" Beth smiles and says, "Vicky, what is there to think about? But it's not fair that you get to have fun while I have to sit and watch. It's all or nothing" Vicky sighs and says, "How about if one does it the other has to join? And really you're right it's not fair. I still have Mike and you lost the job" </text:p>
      <text:p text:style-name="Text_20_body">Beth smiles and says, "Actually I've been meaning to tell you. I applied to a full frontal strip club last week. I'll at the bar and striping once a night. How about you do it with me" Vicky is speechless but knows she did this before so she then grins, saying, "If you fuck Mike" Beth groans. </text:p>
      <text:p text:style-name="Text_20_body">Vicky replies, "Your willing to do it with a male cat. Why not someone I do?" Beth looks down and says, "I know your testing me for not saying anyting about this job" Vicky crosses her arms and says, "No I'm not, but also I got to thinking last night as I laid in bed listening to you snore" Beth, "I don't snore" </text:p>
      <text:p text:style-name="Text_20_body">"I'm going to say no to Tom because I think it's someone we both should agree on. I know Mike is out of the question" </text:p>
      <text:p text:style-name="Text_20_body">Beth sighs and says, "Vicky, what if that's not a choice. I mean you did wake up throwing up this morning" Vicky frowns and says, "I was hung over Beth and you don't get morning sickness the next day" </text:p>
      <text:p text:style-name="Text_20_body">Beth frowns and says, "You chugged my whole bottle of Jack. I only have" She stops herself not wanting to sound bad. </text:p>
      <text:p text:style-name="Text_20_body">Vicky though grins and says, "How many?" Beth lowers her head and says, "Two bottles left" Vicky hugs her and says, "You better get going. You always want to be early for a new job" Beth nods and leaves. </text:p>
      <text:h text:style-name="Heading_20_2" text:outline-level="2"><text:bookmark-start text:name="OrgXref.org5d1a313"/><text:bookmark text:name="org5d1a313"/><text:soft-page-break/>Kit and Angie <text:bookmark-end text:name="OrgXref.org5d1a313"/></text:h>
      <text:p text:style-name="Text_20_body">Kit wakes up and puts her arm across Angie. Angie looks at her and says, "What time is it?" Kit shrugs and says, "We slept pretty late" Angie sits up and says, "Beth is opening today but we should be heading out shouldn't we?" Kit shrugs an and stands up Angie smiles at Kit while she stands up naked. </text:p>
      <text:p text:style-name="Text_20_body">Angie sighs and says, "Kit your fur is shiny today. It really making you look good" Kit shrugs and says, "New shampoo, I decided to spend some money on some soap" Angie stands up and says, "What your dollar bottle of le soap ain't good enough any more" Kit frowns and says, "That's all my family buys and it's not called le soap" Angie grins and says, "So I'm curious to what is it. Do you mind if I try some. It might get me some attention from Spec" She's just picking on Kit though she knows he'll probably tell her that she flirted with him. </text:p>
      <text:p text:style-name="Text_20_body">When Angie walks around to get ehr shirt Kit pinches Angie's nipple making her grab her breast, and says, "Awe" Kit smirks and says, "Don't flirt with him Angie" she thing inthesis, "He. don't. like. you" Angie laughs and says, "Yeah he's to busy fucking you" </text:p>
      <text:p text:style-name="Text_20_body">She puts on her bra and says, "But I got to say I'm proud of my littel slut in training. You are fukcing your boss and boss's girlfriend. It's only a matter of time. Before you go on stage" Kit looks down and says, "Angie your out of work. Beth got a job at a strip club" Angie says, "When did that happen?" Kit shrugs putting on a red skirt. Over her black underwear, says, "I think she starts today. Vicky siad she over heard Beth talking about it on the phone" Angie nods and says, "Good for her" </text:p>
      <text:p text:style-name="Text_20_body">Kit stands in front of her and says, "What are you planning?" Angie shrugs and says, "I told you I'm probably going to open my own place" Kit nods and says, "OK when?" Angie rolls her eyes and brushes her teeth saying, "Kit, first I need investors. Then I need a place. There is allot of work" Kit shrugs and says, "Well Charles offered you that job at his place" </text:p>
      <text:p text:style-name="Text_20_body">Angie nudges her way past and says, "Kit, he runs a pub. Those places are slow and boring" Kit replies, "Maybe that's what you need. Something slow. You did tell me once pubs have amazing food. I've always wanted to try a pub burger" </text:p>
      <text:p text:style-name="Text_20_body">Angie laughs and says, "Well I get free beer there so might as well take you on a date to get you your free burger" She picks up her keys off the end table as Kit puts her purse on her shoulder and leaves. </text:p>
      <text:p text:style-name="Text_20_body">Kit lots the house doot and runs to the car because Angie's pulling out. </text:p>
      <text:p text:style-name="Text_20_body">Kit looks and says, "Angie" Angie replies, "I was just getting it warmed up", with a smile. Kit replies, "You where pulling out" Angie grins and says, "That's what she said" Kit slips her off and looks out the window </text:p>
      <text:p text:style-name="Text_20_body">Finally Kit says, "So when are we going?" Angie replies, "Going where?" Kit looks at her and says, "To your dad's place. You said you'd treat me" Angie rolls her eyes and says, "Kit he said he won't charge me, and if your insistent. How does tonight sound?" Kit nods and says, "It's a date" She then gets a giddy look. Angie sighs and shakes her head and says, "Kit, it's not a date when my dad owns the place" Kit looks at the window again and says, "It is what ever I call it" </text:p>
      <text:h text:style-name="Heading_20_2" text:outline-level="2"><text:bookmark-start text:name="OrgXref.orgbe5a8a7"/><text:bookmark text:name="orgbe5a8a7"/>Jessy <text:bookmark-end text:name="OrgXref.orgbe5a8a7"/></text:h>
      <text:p text:style-name="Text_20_body">Jessy is sitting in a chair outside her room with a box fan blowing up between her legs and two floor fans blowing on her aimed towards her naked chest. She's laid back with a smile. thinking back to when she lived on the street. </text:p>
      <text:p text:style-name="Text_20_body">She was wearing torn shirt and pants that was getting hard because of filth. A man in a black suit walked up and asked, "If she had anything" Jessy shrugs while digging threw a dumpster trying to find something to sell and said, "I don't do that shit" He then says, "For a good fuck I'll give you <text:soft-page-break/>anything you want. I like them young" Afraid he's a cop she says, "How about you do that out of the niceness of your heart" She finds something shiny. He looks down and says, "Dumpster diving how much does that bring in?" Jessy picks up a folded baseball card covered in foil and says, "Shit" it's so dirty you can't even tell who it is" </text:p>
      <text:p text:style-name="Text_20_body">The man don't give up and says, "So?" Jessy smiles and says, "Sir, are you a cop. If so please show me your badge" He grins and says, "Oh? Why do you ask" Jessy climbs out of the dumpster and says, "Fuck off" Then grabs some things she found and leaves he follows and says, "Come back to my place I wash your clothes give you a hot shower with me and you can even crash for a nice night sleep. When you leave I'll give you a roll over money to get new clothes with" </text:p>
      <text:p text:style-name="Text_20_body">Jessy turns and says, "I'm fifteen sir. If you lay a finger on me I can yell rape, and people will come running. I'm sure they'll also find kiddy stuff and no I didn't say kitty" He smirks and says, "Last chance" Jessy spits on his face and leaves. </text:p>
      <text:p text:style-name="Text_20_body">Jessy back in reality smiles and says, "This is so much better" She don't have any clothes on but she's clean and loving it.</text:p>
      <text:p text:style-name="Text_20_body"><text:s/>She then remembers a week later she was doing the same thing. When another guy walked up to her and grabbed her by the tail. he said, "Oh cute foxy. Your a young'un to ain't you?" He gives her a smile showing he's missing a few teeth and the ones that's left could fall out any day. So cringes and says, "Find another dumpster" He says, "I want to the foxy" He puts his hand on her arm but she knocks it off and says, "No. Go away perv" He grins and says, "So you know what I want looks down hoping she'll see the bulge in his pants. She does and almost throws up. </text:p>
      <text:p text:style-name="Text_20_body">She then says, "Sir your not my type" He reaches and give her left breast a squeeze and says, "I just love cute girls" she jumps back and trips and falls. But manages to pull out a knife she found.</text:p>
      <text:p text:style-name="Text_20_body">He grins and says, "Now to just get your pants off" He starts to climb in when someone yanks him back down. </text:p>
      <text:p text:style-name="Text_20_body">She then hears, "OK perv, that's about enough. She said no" </text:p>
      <text:p text:style-name="Text_20_body">Jessy stands up and sees the guy that was hitting on her yesterday handcuffing the pervert. Who's face first in the ground.</text:p>
      <text:p text:style-name="Text_20_body">He look sup and says, "Honey, don't you think it's time to go home? I'm not one of this guys that will grab you and take you back or to a group home. But I think it's time”. Jessy shakes her head and jumps of of the dumpster. </text:p>
      <text:p text:style-name="Text_20_body">The man stands up and says, "I'm lieutenant Shamver. Please this isn't sexual but come to my place get a hot shower and a free meal. I'll then call your folks and they can come get you. A young'en like you don't need to be out here" Jessy shakes her head and says, "I'm fine" </text:p>
      <text:p text:style-name="Text_20_body">It was a few weeks after that. When she decided it was time to go home. She walk over to her. She jumped out of the dumpster and said, “OK can I sleep at your place. I have a knife if you try anything I'll slash you”. He nods and says, “I don't have a extra bed but we have a couch we don't use back in a storage room. You can lay there till you decide what to do.”</text:p>
      <text:p text:style-name="Text_20_body">She loved his wife she made amazing pork chops. She even thought of taking up on his offer and letting him foster her. But instead she asked to go ho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ab-stops>
          <style:tab-stop style:position="6.6929in"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in" fo:margin-bottom="0in"/>
      <style:text-properties fo:font-size="24pt"/>
    </style:style>
    <style:style style:name="OrgSubtitle" style:family="paragraph" style:parent-style-name="Subtitle">
      <style:paragraph-properties fo:margin-top="0in" fo:margin-bottom="0in"/>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OrgFootnoteQuotations" style:family="paragraph" style:parent-style-name="Footnote"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in" fo:border="none" style:shadow="none">
        <style:background-image/>
      </style:paragraph-properties>
    </style:style>
    <style:style style:name="OrgClock" style:family="paragraph" style:parent-style-name="Text_20_body">
      <style:paragraph-properties fo:margin-top="0in" fo:margin-bottom="0in"/>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style:paragraph-properties fo:background-color="#c0c0c0" fo:padding="0.0193in" fo:border="0.0008in solid #000000" style:shadow="none">
        <style:background-image/>
      </style:paragraph-properties>
    </style:style>
    <style:style style:name="OrgFixedWidthBlockLastLine" style:family="paragraph" style:parent-style-name="OrgFixedWidthBlock">
      <style:paragraph-properties fo:margin-top="0in" fo:margin-bottom="0.0827in"/>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page-number="auto" fo:padding="0in" fo:border-left="none" fo:border-right="none" fo:border-top="none" fo:border-bottom="0.0008in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style:background-transparency="100%" fo:padding="0in" fo:border="none" style:shadow="none">
        <style:background-image/>
      </style:graphic-properties>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fo:padding="0.0591in" fo:border="0.0035in solid #000000" style:shadow="none">
        <style:background-image/>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fo:font-family="StarSymbol" style:font-charset="x-symbol"/>
      </text:list-level-style-bullet>
      <text:list-level-style-bullet text:level="2" text:style-name="Bullet_5f_20_5f_Symbols" style:num-suffix="." text:bullet-char="•">
        <style:list-level-properties text:space-before="0.5in" text:min-label-width="0.25in"/>
        <style:text-properties fo:font-family="StarSymbol" style:font-charset="x-symbol"/>
      </text:list-level-style-bullet>
      <text:list-level-style-bullet text:level="3" text:style-name="Bullet_5f_20_5f_Symbols" style:num-suffix="." text:bullet-char="•">
        <style:list-level-properties text:space-before="0.75in" text:min-label-width="0.25in"/>
        <style:text-properties fo:font-family="StarSymbol" style:font-charset="x-symbol"/>
      </text:list-level-style-bullet>
      <text:list-level-style-bullet text:level="4" text:style-name="Bullet_5f_20_5f_Symbols" style:num-suffix="." text:bullet-char="•">
        <style:list-level-properties text:space-before="1in" text:min-label-width="0.25in"/>
        <style:text-properties fo:font-family="StarSymbol" style:font-charset="x-symbol"/>
      </text:list-level-style-bullet>
      <text:list-level-style-bullet text:level="5" text:style-name="Bullet_5f_20_5f_Symbols" style:num-suffix="." text:bullet-char="•">
        <style:list-level-properties text:space-before="1.25in" text:min-label-width="0.25in"/>
        <style:text-properties fo:font-family="StarSymbol" style:font-charset="x-symbol"/>
      </text:list-level-style-bullet>
      <text:list-level-style-bullet text:level="6" text:style-name="Bullet_5f_20_5f_Symbols" style:num-suffix="." text:bullet-char="•">
        <style:list-level-properties text:space-before="1.5in" text:min-label-width="0.25in"/>
        <style:text-properties fo:font-family="StarSymbol" style:font-charset="x-symbol"/>
      </text:list-level-style-bullet>
      <text:list-level-style-bullet text:level="7" text:style-name="Bullet_5f_20_5f_Symbols" style:num-suffix="." text:bullet-char="•">
        <style:list-level-properties text:space-before="1.75in" text:min-label-width="0.25in"/>
        <style:text-properties fo:font-family="StarSymbol" style:font-charset="x-symbol"/>
      </text:list-level-style-bullet>
      <text:list-level-style-bullet text:level="8" text:style-name="Bullet_5f_20_5f_Symbols" style:num-suffix="." text:bullet-char="•">
        <style:list-level-properties text:space-before="2in" text:min-label-width="0.25in"/>
        <style:text-properties fo:font-family="StarSymbol" style:font-charset="x-symbol"/>
      </text:list-level-style-bullet>
      <text:list-level-style-bullet text:level="9" text:style-name="Bullet_5f_20_5f_Symbols" style:num-suffix="." text:bullet-char="•">
        <style:list-level-properties text:space-before="2.25in" text:min-label-width="0.25in"/>
        <style:text-properties fo:font-family="StarSymbol" style:font-charset="x-symbol"/>
      </text:list-level-style-bullet>
      <text:list-level-style-bullet text:level="10" text:style-name="Bullet_5f_20_5f_Symbols" style:num-suffix="." text:bullet-char="•">
        <style:list-level-properties text:space-before="2.5in" text:min-label-width="0.25in"/>
        <style:text-properties fo:font-family="StarSymbol" style:font-charset="x-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osh Parsons</dc:creator>
    <meta:initial-creator>Josh Parsons</meta:initial-creator>
    <dc:date>2018-01-20T22:53:18.18</dc:date>
    <meta:creation-date>2018-01-20T12:36:01</meta:creation-date>
    <meta:generator>OpenOffice/4.1.3$Win32 OpenOffice.org_project/413m1$Build-9783</meta:generator>
    <meta:keyword/>
    <dc:subject/>
    <dc:title/>
    <meta:document-statistic meta:table-count="0" meta:image-count="0" meta:object-count="0" meta:page-count="3" meta:paragraph-count="42" meta:word-count="2047" meta:character-count="10455"/>
    <meta:editing-duration>PT16M5S</meta:editing-duration>
    <meta:editing-cycles>1</meta:editing-cycles>
  </office:meta>
</office:document-meta>
</file>